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808080" draw:marker-start-width="0.04cm" draw:marker-end="Arrow" draw:marker-end-width="0.1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808080" draw:marker-start-width="0.04cm" draw:marker-end-width="0.1cm" draw:fill-color="#83ca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808080" draw:marker-start-width="0.04cm" draw:marker-end="" draw:marker-end-width="0.1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c0c0c0" draw:marker-start-width="0.04cm" draw:marker-end="Arrow" draw:marker-end-width="0.1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c0c0c0" draw:marker-start-width="0.04cm" draw:marker-end-width="0.1cm" draw:fill-color="#c8dcff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svg:stroke-color="#c0c0c0" draw:marker-start-width="0.04cm" draw:marker-end="" draw:marker-end-width="0.1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808080" draw:marker-start-width="0.04cm" draw:marker-end-width="0.1cm" draw:fill="solid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808080" draw:marker-start-width="0.24cm" draw:marker-end="Arrow" draw:marker-end-width="0.12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808080" fo:font-size="10pt" style:font-size-asian="18pt" style:font-size-complex="18pt"/>
    </style:style>
    <style:style style:name="P4" style:family="paragraph">
      <style:paragraph-properties fo:text-align="center"/>
      <style:text-properties style:use-window-font-color="true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808080" fo:font-size="10pt" style:font-size-asian="18pt" style:font-size-complex="18pt"/>
    </style:style>
    <style:style style:name="T3" style:family="text">
      <style:text-properties style:use-window-font-color="true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55cm" svg:y1="3.902cm" svg:x2="5.946cm" svg:y2="3.902cm">
          <text:p/>
        </draw:line>
        <draw:custom-shape draw:style-name="gr2" draw:text-style-name="P1" draw:layer="layout" svg:width="0.503cm" svg:height="0.502cm" svg:x="4.939cm" svg:y="3.651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4.939cm" svg:y="4.655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5.945cm" svg:y="3.651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5.945cm" svg:y="4.655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7cm" svg:y1="3.902cm" svg:x2="4.939cm" svg:y2="3.902cm">
          <text:p/>
        </draw:line>
        <draw:line draw:style-name="gr3" draw:text-style-name="P1" draw:layer="layout" svg:x1="6.461cm" svg:y1="3.902cm" svg:x2="6.7cm" svg:y2="3.902cm">
          <text:p/>
        </draw:line>
        <draw:line draw:style-name="gr1" draw:text-style-name="P1" draw:layer="layout" svg:x1="5.455cm" svg:y1="4.906cm" svg:x2="5.946cm" svg:y2="4.906cm">
          <text:p/>
        </draw:line>
        <draw:line draw:style-name="gr1" draw:text-style-name="P1" draw:layer="layout" svg:x1="4.7cm" svg:y1="4.906cm" svg:x2="4.939cm" svg:y2="4.906cm">
          <text:p/>
        </draw:line>
        <draw:line draw:style-name="gr3" draw:text-style-name="P1" draw:layer="layout" svg:x1="6.461cm" svg:y1="4.906cm" svg:x2="6.7cm" svg:y2="4.906cm">
          <text:p/>
        </draw:line>
        <draw:line draw:style-name="gr1" draw:text-style-name="P1" draw:layer="layout" svg:x1="5.191cm" svg:y1="4.646cm" svg:x2="5.191cm" svg:y2="4.155cm">
          <text:p/>
        </draw:line>
        <draw:line draw:style-name="gr1" draw:text-style-name="P1" draw:layer="layout" svg:x1="5.191cm" svg:y1="5.4cm" svg:x2="5.191cm" svg:y2="5.161cm">
          <text:p/>
        </draw:line>
        <draw:line draw:style-name="gr3" draw:text-style-name="P1" draw:layer="layout" svg:x1="5.191cm" svg:y1="3.639cm" svg:x2="5.191cm" svg:y2="3.4cm">
          <text:p/>
        </draw:line>
        <draw:line draw:style-name="gr1" draw:text-style-name="P1" draw:layer="layout" svg:x1="6.197cm" svg:y1="4.646cm" svg:x2="6.197cm" svg:y2="4.155cm">
          <text:p/>
        </draw:line>
        <draw:line draw:style-name="gr1" draw:text-style-name="P1" draw:layer="layout" svg:x1="6.197cm" svg:y1="5.4cm" svg:x2="6.197cm" svg:y2="5.161cm">
          <text:p/>
        </draw:line>
        <draw:line draw:style-name="gr3" draw:text-style-name="P1" draw:layer="layout" svg:x1="6.197cm" svg:y1="3.639cm" svg:x2="6.197cm" svg:y2="3.4cm">
          <text:p/>
        </draw:line>
        <draw:line draw:style-name="gr4" draw:text-style-name="P1" draw:layer="layout" svg:x1="5.455cm" svg:y1="1.902cm" svg:x2="5.946cm" svg:y2="1.902cm">
          <text:p/>
        </draw:line>
        <draw:custom-shape draw:style-name="gr5" draw:text-style-name="P3" draw:layer="layout" svg:width="0.503cm" svg:height="0.502cm" svg:x="4.939cm" svg:y="1.651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5.945cm" svg:y="1.651cm">
          <text:p text:style-name="P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5.945cm" svg:y="2.655cm">
          <text:p text:style-name="P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7cm" svg:y1="1.902cm" svg:x2="4.939cm" svg:y2="1.902cm">
          <text:p/>
        </draw:line>
        <draw:line draw:style-name="gr6" draw:text-style-name="P1" draw:layer="layout" svg:x1="6.461cm" svg:y1="1.902cm" svg:x2="6.7cm" svg:y2="1.902cm">
          <text:p/>
        </draw:line>
        <draw:line draw:style-name="gr4" draw:text-style-name="P1" draw:layer="layout" svg:x1="5.455cm" svg:y1="2.906cm" svg:x2="5.946cm" svg:y2="2.906cm">
          <text:p/>
        </draw:line>
        <draw:line draw:style-name="gr4" draw:text-style-name="P1" draw:layer="layout" svg:x1="4.7cm" svg:y1="2.906cm" svg:x2="4.939cm" svg:y2="2.906cm">
          <text:p/>
        </draw:line>
        <draw:line draw:style-name="gr6" draw:text-style-name="P1" draw:layer="layout" svg:x1="6.461cm" svg:y1="2.906cm" svg:x2="6.7cm" svg:y2="2.906cm">
          <text:p/>
        </draw:line>
        <draw:line draw:style-name="gr4" draw:text-style-name="P1" draw:layer="layout" svg:x1="5.191cm" svg:y1="2.646cm" svg:x2="5.191cm" svg:y2="2.155cm">
          <text:p/>
        </draw:line>
        <draw:line draw:style-name="gr4" draw:text-style-name="P1" draw:layer="layout" svg:x1="5.191cm" svg:y1="3.4cm" svg:x2="5.191cm" svg:y2="3.161cm">
          <text:p/>
        </draw:line>
        <draw:line draw:style-name="gr6" draw:text-style-name="P1" draw:layer="layout" svg:x1="5.191cm" svg:y1="1.639cm" svg:x2="5.191cm" svg:y2="1.4cm">
          <text:p/>
        </draw:line>
        <draw:line draw:style-name="gr4" draw:text-style-name="P1" draw:layer="layout" svg:x1="6.197cm" svg:y1="2.646cm" svg:x2="6.197cm" svg:y2="2.155cm">
          <text:p/>
        </draw:line>
        <draw:line draw:style-name="gr4" draw:text-style-name="P1" draw:layer="layout" svg:x1="6.197cm" svg:y1="3.4cm" svg:x2="6.197cm" svg:y2="3.161cm">
          <text:p/>
        </draw:line>
        <draw:line draw:style-name="gr6" draw:text-style-name="P1" draw:layer="layout" svg:x1="6.197cm" svg:y1="1.639cm" svg:x2="6.197cm" svg:y2="1.4cm">
          <text:p/>
        </draw:line>
        <draw:line draw:style-name="gr4" draw:text-style-name="P1" draw:layer="layout" svg:x1="7.455cm" svg:y1="1.902cm" svg:x2="7.946cm" svg:y2="1.902cm">
          <text:p/>
        </draw:line>
        <draw:custom-shape draw:style-name="gr5" draw:text-style-name="P3" draw:layer="layout" svg:width="0.503cm" svg:height="0.502cm" svg:x="6.939cm" svg:y="1.651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503cm" svg:height="0.502cm" svg:x="6.939cm" svg:y="2.655cm">
          <text:p text:style-name="P2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7.945cm" svg:y="1.651cm">
          <text:p text:style-name="P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7.945cm" svg:y="2.655cm">
          <text:p text:style-name="P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cm" svg:y1="1.902cm" svg:x2="6.939cm" svg:y2="1.902cm">
          <text:p/>
        </draw:line>
        <draw:line draw:style-name="gr6" draw:text-style-name="P1" draw:layer="layout" svg:x1="8.461cm" svg:y1="1.902cm" svg:x2="8.7cm" svg:y2="1.902cm">
          <text:p/>
        </draw:line>
        <draw:line draw:style-name="gr4" draw:text-style-name="P1" draw:layer="layout" svg:x1="7.455cm" svg:y1="2.906cm" svg:x2="7.946cm" svg:y2="2.906cm">
          <text:p/>
        </draw:line>
        <draw:line draw:style-name="gr4" draw:text-style-name="P1" draw:layer="layout" svg:x1="6.7cm" svg:y1="2.906cm" svg:x2="6.939cm" svg:y2="2.906cm">
          <text:p/>
        </draw:line>
        <draw:line draw:style-name="gr6" draw:text-style-name="P1" draw:layer="layout" svg:x1="8.461cm" svg:y1="2.906cm" svg:x2="8.7cm" svg:y2="2.906cm">
          <text:p/>
        </draw:line>
        <draw:line draw:style-name="gr4" draw:text-style-name="P1" draw:layer="layout" svg:x1="7.191cm" svg:y1="2.646cm" svg:x2="7.191cm" svg:y2="2.155cm">
          <text:p/>
        </draw:line>
        <draw:line draw:style-name="gr4" draw:text-style-name="P1" draw:layer="layout" svg:x1="7.191cm" svg:y1="3.4cm" svg:x2="7.191cm" svg:y2="3.161cm">
          <text:p/>
        </draw:line>
        <draw:line draw:style-name="gr6" draw:text-style-name="P1" draw:layer="layout" svg:x1="7.191cm" svg:y1="1.639cm" svg:x2="7.191cm" svg:y2="1.4cm">
          <text:p/>
        </draw:line>
        <draw:line draw:style-name="gr4" draw:text-style-name="P1" draw:layer="layout" svg:x1="8.197cm" svg:y1="2.646cm" svg:x2="8.197cm" svg:y2="2.155cm">
          <text:p/>
        </draw:line>
        <draw:line draw:style-name="gr4" draw:text-style-name="P1" draw:layer="layout" svg:x1="8.197cm" svg:y1="3.4cm" svg:x2="8.197cm" svg:y2="3.161cm">
          <text:p/>
        </draw:line>
        <draw:line draw:style-name="gr6" draw:text-style-name="P1" draw:layer="layout" svg:x1="8.197cm" svg:y1="1.639cm" svg:x2="8.197cm" svg:y2="1.4cm">
          <text:p/>
        </draw:line>
        <draw:line draw:style-name="gr4" draw:text-style-name="P1" draw:layer="layout" svg:x1="7.455cm" svg:y1="3.902cm" svg:x2="7.946cm" svg:y2="3.902cm">
          <text:p/>
        </draw:line>
        <draw:custom-shape draw:style-name="gr5" draw:text-style-name="P3" draw:layer="layout" svg:width="0.503cm" svg:height="0.502cm" svg:x="6.939cm" svg:y="3.651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7.945cm" svg:y="3.651cm">
          <text:p text:style-name="P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7.945cm" svg:y="4.655cm">
          <text:p text:style-name="P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cm" svg:y1="3.902cm" svg:x2="6.939cm" svg:y2="3.902cm">
          <text:p/>
        </draw:line>
        <draw:line draw:style-name="gr6" draw:text-style-name="P1" draw:layer="layout" svg:x1="8.461cm" svg:y1="3.902cm" svg:x2="8.7cm" svg:y2="3.902cm">
          <text:p/>
        </draw:line>
        <draw:line draw:style-name="gr4" draw:text-style-name="P1" draw:layer="layout" svg:x1="7.455cm" svg:y1="4.906cm" svg:x2="7.946cm" svg:y2="4.906cm">
          <text:p/>
        </draw:line>
        <draw:line draw:style-name="gr4" draw:text-style-name="P1" draw:layer="layout" svg:x1="6.7cm" svg:y1="4.906cm" svg:x2="6.939cm" svg:y2="4.906cm">
          <text:p/>
        </draw:line>
        <draw:line draw:style-name="gr6" draw:text-style-name="P1" draw:layer="layout" svg:x1="8.461cm" svg:y1="4.906cm" svg:x2="8.7cm" svg:y2="4.906cm">
          <text:p/>
        </draw:line>
        <draw:line draw:style-name="gr4" draw:text-style-name="P1" draw:layer="layout" svg:x1="7.191cm" svg:y1="4.646cm" svg:x2="7.191cm" svg:y2="4.155cm">
          <text:p/>
        </draw:line>
        <draw:line draw:style-name="gr4" draw:text-style-name="P1" draw:layer="layout" svg:x1="7.191cm" svg:y1="5.4cm" svg:x2="7.191cm" svg:y2="5.161cm">
          <text:p/>
        </draw:line>
        <draw:line draw:style-name="gr6" draw:text-style-name="P1" draw:layer="layout" svg:x1="7.191cm" svg:y1="3.639cm" svg:x2="7.191cm" svg:y2="3.4cm">
          <text:p/>
        </draw:line>
        <draw:line draw:style-name="gr4" draw:text-style-name="P1" draw:layer="layout" svg:x1="8.197cm" svg:y1="4.646cm" svg:x2="8.197cm" svg:y2="4.155cm">
          <text:p/>
        </draw:line>
        <draw:line draw:style-name="gr4" draw:text-style-name="P1" draw:layer="layout" svg:x1="8.197cm" svg:y1="5.4cm" svg:x2="8.197cm" svg:y2="5.161cm">
          <text:p/>
        </draw:line>
        <draw:line draw:style-name="gr6" draw:text-style-name="P1" draw:layer="layout" svg:x1="8.197cm" svg:y1="3.639cm" svg:x2="8.197cm" svg:y2="3.4cm">
          <text:p/>
        </draw:line>
        <draw:custom-shape draw:style-name="gr2" draw:text-style-name="P1" draw:layer="layout" svg:width="0.503cm" svg:height="0.502cm" svg:x="11.994cm" svg:y="1.798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11.697cm" svg:y="4.698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14.094cm" svg:y="2.498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3cm" svg:height="0.502cm" svg:x="14.297cm" svg:y="4.296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503cm" svg:height="0.502cm" svg:x="12.494cm" svg:y="3.996cm">
          <text:p text:style-name="P2"><text:span text:style-name="T3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2.197cm" svg:y1="2.298cm" svg:x2="11.997cm" svg:y2="4.698cm">
          <text:p/>
        </draw:line>
        <draw:line draw:style-name="gr8" draw:text-style-name="P2" draw:layer="layout" svg:x1="12.197cm" svg:y1="2.298cm" svg:x2="12.697cm" svg:y2="3.998cm">
          <text:p/>
        </draw:line>
        <draw:line draw:style-name="gr8" draw:text-style-name="P2" draw:layer="layout" svg:x1="12.497cm" svg:y1="2.098cm" svg:x2="14.097cm" svg:y2="2.698cm">
          <text:p/>
        </draw:line>
        <draw:line draw:style-name="gr8" draw:text-style-name="P2" draw:layer="layout" svg:x1="14.097cm" svg:y1="2.598cm" svg:x2="12.497cm" svg:y2="1.998cm">
          <text:p/>
        </draw:line>
        <draw:line draw:style-name="gr8" draw:text-style-name="P2" draw:layer="layout" svg:x1="14.297cm" svg:y1="2.998cm" svg:x2="14.497cm" svg:y2="4.298cm">
          <text:p/>
        </draw:line>
        <draw:line draw:style-name="gr8" draw:text-style-name="P2" draw:layer="layout" svg:x1="14.597cm" svg:y1="4.298cm" svg:x2="14.397cm" svg:y2="2.998cm">
          <text:p/>
        </draw:line>
        <draw:line draw:style-name="gr8" draw:text-style-name="P2" draw:layer="layout" svg:x1="12.997cm" svg:y1="4.198cm" svg:x2="14.297cm" svg:y2="4.498cm">
          <text:p/>
        </draw:line>
        <draw:line draw:style-name="gr8" draw:text-style-name="P2" draw:layer="layout" svg:x1="12.797cm" svg:y1="3.998cm" svg:x2="12.297cm" svg:y2="2.298cm">
          <text:p/>
        </draw:line>
        <draw:line draw:style-name="gr8" draw:text-style-name="P2" draw:layer="layout" svg:x1="14.297cm" svg:y1="4.598cm" svg:x2="12.997cm" svg:y2="4.298cm">
          <text:p/>
        </draw:line>
        <draw:line draw:style-name="gr8" draw:text-style-name="P2" draw:layer="layout" svg:x1="11.897cm" svg:y1="4.698cm" svg:x2="12.097cm" svg:y2="2.298cm">
          <text:p/>
        </draw:line>
        <draw:line draw:style-name="gr8" draw:text-style-name="P2" draw:layer="layout" svg:x1="12.197cm" svg:y1="4.998cm" svg:x2="14.297cm" svg:y2="4.698cm">
          <text:p/>
        </draw:line>
        <draw:line draw:style-name="gr8" draw:text-style-name="P2" draw:layer="layout" svg:x1="14.397cm" svg:y1="4.798cm" svg:x2="12.197cm" svg:y2="5.098cm">
          <text:p/>
        </draw:line>
        <draw:custom-shape draw:style-name="gr5" draw:text-style-name="P3" draw:layer="layout" svg:width="0.503cm" svg:height="0.502cm" svg:x="4.94cm" svg:y="2.65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3cm" svg:height="0.502cm" svg:x="6.94cm" svg:y="4.66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7T19:42:18</meta:creation-date>
    <dc:date>2013-03-08T16:58:32</dc:date>
    <dc:creator>Luke </dc:creator>
    <meta:editing-duration>PT4M36S</meta:editing-duration>
    <meta:editing-cycles>4</meta:editing-cycles>
    <meta:generator>LibreOffice/3.5$Linux_x86 LibreOffice_project/350m1$Build-2</meta:generator>
    <meta:document-statistic meta:object-count="81"/>
  </office:meta>
</office:document-meta>
</file>